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7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0" style:family="table-cell" style:parent-style-name="Default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3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35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6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7" style:family="table-cell" style:parent-style-name="Default" style:data-style-name="N17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38" style:family="table-cell" style:parent-style-name="Default" style:data-style-name="N17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39" style:family="table-cell" style:parent-style-name="Separador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4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4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7" style:family="table-cell" style:parent-style-name="Default" style:data-style-name="N17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48" style:family="table-cell" style:parent-style-name="Tabela" style:data-style-name="N17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37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" fo:font-size="8pt" style:text-underline-style="none" fo:font-weight="normal" style:font-size-asian="8pt" style:font-size-complex="8pt"/>
    </style:style>
    <style:style style:name="ce50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30"/>
        <table:table-column table:style-name="co8" table:default-cell-style-name="ce30"/>
        <table:table-column table:style-name="co9" table:default-cell-style-name="ce30"/>
        <table:table-column table:style-name="co5" table:number-columns-repeated="55" table:default-cell-style-name="ce30"/>
        <table:table-row table:style-name="ro1">
          <table:table-cell table:style-name="ce1" office:value-type="string" calcext:value-type="string">
            <text:p>DATA</text:p>
          </table:table-cell>
          <table:table-cell table:style-name="ce31" office:value-type="string" calcext:value-type="string">
            <text:p>NF - SERV. PROD. </text:p>
          </table:table-cell>
          <table:table-cell table:style-name="ce35" office:value-type="string" calcext:value-type="string">
            <text:p>R$</text:p>
          </table:table-cell>
          <table:table-cell table:style-name="ce38"/>
          <table:table-cell table:style-name="ce40" office:value-type="string" calcext:value-type="string">
            <text:p>PAGO</text:p>
          </table:table-cell>
          <table:table-cell table:style-name="ce35" office:value-type="string" calcext:value-type="string">
            <text:p>VALOR</text:p>
          </table:table-cell>
          <table:table-cell table:style-name="ce45" office:value-type="string" calcext:value-type="string">
            <text:p>DATA</text:p>
          </table:table-cell>
          <table:table-cell table:style-name="ce47" office:value-type="string" calcext:value-type="string">
            <text:p>SALDO DEVEDOR</text:p>
          </table:table-cell>
          <table:table-cell table:style-name="ce40" office:value-type="string" calcext:value-type="string">
            <text:p>OBS.:</text:p>
          </table:table-cell>
          <table:table-cell table:style-name="ce50" table:number-columns-repeated="55"/>
        </table:table-row>
        <table:table-row table:style-name="ro2">
          <table:table-cell table:style-name="ce27" office:value-type="date" office:date-value="2024-08-31" calcext:value-type="date">
            <text:p>31/08/2024</text:p>
          </table:table-cell>
          <table:table-cell table:style-name="ce32" office:value-type="string" calcext:value-type="string">
            <text:p>Mens. 08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09-10" calcext:value-type="date">
            <text:p>10/09/2024</text:p>
          </table:table-cell>
          <table:table-cell table:style-name="ce48" table:formula="of:=[.C2]-[.F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09-30" calcext:value-type="date">
            <text:p>30/09/2024</text:p>
          </table:table-cell>
          <table:table-cell table:style-name="ce32" office:value-type="string" calcext:value-type="string">
            <text:p>Mens. 09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0-10" calcext:value-type="date">
            <text:p>10/10/2024</text:p>
          </table:table-cell>
          <table:table-cell table:style-name="ce48" table:formula="of:=[.C3]-[.F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0-31" calcext:value-type="date">
            <text:p>31/10/2024</text:p>
          </table:table-cell>
          <table:table-cell table:style-name="ce32" office:value-type="string" calcext:value-type="string">
            <text:p>Mens. 10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1-11" calcext:value-type="date">
            <text:p>11/11/2024</text:p>
          </table:table-cell>
          <table:table-cell table:style-name="ce48" table:formula="of:=[.C4]-[.F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1-30" calcext:value-type="date">
            <text:p>30/11/2024</text:p>
          </table:table-cell>
          <table:table-cell table:style-name="ce32" office:value-type="string" calcext:value-type="string">
            <text:p>Mens. 11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4-12-10" calcext:value-type="date">
            <text:p>10/12/2024</text:p>
          </table:table-cell>
          <table:table-cell table:style-name="ce48" table:formula="of:=[.C5]-[.F5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4-12-31" calcext:value-type="date">
            <text:p>31/12/2024</text:p>
          </table:table-cell>
          <table:table-cell table:style-name="ce32" office:value-type="string" calcext:value-type="string">
            <text:p>Mens. 12/2024 (A.C.)</text:p>
          </table:table-cell>
          <table:table-cell table:style-name="ce36" office:value-type="float" office:value="400" calcext:value-type="float">
            <text:p>40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00" calcext:value-type="float">
            <text:p>400,00</text:p>
          </table:table-cell>
          <table:table-cell table:style-name="ce27" office:value-type="date" office:date-value="2025-01-08" calcext:value-type="date">
            <text:p>08/01/2025</text:p>
          </table:table-cell>
          <table:table-cell table:style-name="ce48" table:formula="of:=[.C6]-[.F6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1-31" calcext:value-type="date">
            <text:p>31/01/2025</text:p>
          </table:table-cell>
          <table:table-cell table:style-name="ce32" office:value-type="string" calcext:value-type="string">
            <text:p>Mens. 01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2-10" calcext:value-type="date">
            <text:p>10/02/2025</text:p>
          </table:table-cell>
          <table:table-cell table:style-name="ce48" table:formula="of:=[.C7]-[.F7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2-28" calcext:value-type="date">
            <text:p>28/02/2025</text:p>
          </table:table-cell>
          <table:table-cell table:style-name="ce32" office:value-type="string" calcext:value-type="string">
            <text:p>Mens. 02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3-10" calcext:value-type="date">
            <text:p>10/03/2025</text:p>
          </table:table-cell>
          <table:table-cell table:style-name="ce48" table:formula="of:=[.C8]-[.F8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3-31" calcext:value-type="date">
            <text:p>31/03/2025</text:p>
          </table:table-cell>
          <table:table-cell table:style-name="ce32" office:value-type="string" calcext:value-type="string">
            <text:p>Mens. 03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4-09" calcext:value-type="date">
            <text:p>09/04/2025</text:p>
          </table:table-cell>
          <table:table-cell table:style-name="ce48" table:formula="of:=[.C9]-[.F9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4-30" calcext:value-type="date">
            <text:p>30/04/2025</text:p>
          </table:table-cell>
          <table:table-cell table:style-name="ce32" office:value-type="string" calcext:value-type="string">
            <text:p>Mens. 04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5-08" calcext:value-type="date">
            <text:p>08/05/2025</text:p>
          </table:table-cell>
          <table:table-cell table:style-name="ce48" table:formula="of:=[.C10]-[.F10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5-31" calcext:value-type="date">
            <text:p>31/05/2025</text:p>
          </table:table-cell>
          <table:table-cell table:style-name="ce32" office:value-type="string" calcext:value-type="string">
            <text:p>Mens. 05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6-09" calcext:value-type="date">
            <text:p>09/06/2025</text:p>
          </table:table-cell>
          <table:table-cell table:style-name="ce48" table:formula="of:=[.C11]-[.F11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6-30" calcext:value-type="date">
            <text:p>30/06/2025</text:p>
          </table:table-cell>
          <table:table-cell table:style-name="ce32" office:value-type="string" calcext:value-type="string">
            <text:p>Mens. 06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7-07" calcext:value-type="date">
            <text:p>07/07/2025</text:p>
          </table:table-cell>
          <table:table-cell table:style-name="ce48" table:formula="of:=[.C12]-[.F12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7-31" calcext:value-type="date">
            <text:p>31/07/2025</text:p>
          </table:table-cell>
          <table:table-cell table:style-name="ce32" office:value-type="string" calcext:value-type="string">
            <text:p>Mens. 07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8-07" calcext:value-type="date">
            <text:p>07/08/2025</text:p>
          </table:table-cell>
          <table:table-cell table:style-name="ce48" table:formula="of:=[.C13]-[.F13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8-31" calcext:value-type="date">
            <text:p>31/08/2025</text:p>
          </table:table-cell>
          <table:table-cell table:style-name="ce32" office:value-type="string" calcext:value-type="string">
            <text:p>Mens. 08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pg</text:p>
          </table:table-cell>
          <table:table-cell table:style-name="ce36" office:value-type="float" office:value="420" calcext:value-type="float">
            <text:p>420,00</text:p>
          </table:table-cell>
          <table:table-cell table:style-name="ce27" office:value-type="date" office:date-value="2025-09-10" calcext:value-type="date">
            <text:p>10/09/2025</text:p>
          </table:table-cell>
          <table:table-cell table:style-name="ce48" table:formula="of:=[.C14]-[.F14]" office:value-type="float" office:value="0" calcext:value-type="float">
            <text:p>-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7" office:value-type="date" office:date-value="2025-09-30" calcext:value-type="date">
            <text:p>30/09/2025</text:p>
          </table:table-cell>
          <table:table-cell table:style-name="ce32" office:value-type="string" calcext:value-type="string">
            <text:p>Mens. 09/2025 (A.C.)</text:p>
          </table:table-cell>
          <table:table-cell table:style-name="ce36" office:value-type="float" office:value="420" calcext:value-type="float">
            <text:p>420,00</text:p>
          </table:table-cell>
          <table:table-cell table:style-name="ce39"/>
          <table:table-cell table:style-name="ce41" office:value-type="string" calcext:value-type="string">
            <text:p>não</text:p>
          </table:table-cell>
          <table:table-cell table:style-name="ce36" office:value-type="float" office:value="0" calcext:value-type="float">
            <text:p>-</text:p>
          </table:table-cell>
          <table:table-cell table:style-name="ce27"/>
          <table:table-cell table:style-name="ce48" table:formula="of:=[.C15]-[.F15]" office:value-type="float" office:value="420" calcext:value-type="float">
            <text:p>420,00</text:p>
          </table:table-cell>
          <table:table-cell table:style-name="ce49"/>
          <table:table-cell table:style-name="ce50" table:number-columns-repeated="55"/>
        </table:table-row>
        <table:table-row table:style-name="ro2">
          <table:table-cell table:style-name="ce28" table:number-columns-repeated="6"/>
          <table:table-cell table:style-name="ce46" office:value-type="string" calcext:value-type="string">
            <text:p>TOTAL</text:p>
          </table:table-cell>
          <table:table-cell table:style-name="ce35" table:formula="of:=SUM([.H2:.H15])" office:value-type="float" office:value="420" calcext:value-type="float">
            <text:p>420,00</text:p>
          </table:table-cell>
          <table:table-cell table:style-name="ce40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3" office:value-type="string" calcext:value-type="string">
            <text:p>Obs.: ao fazer seus pagamentos, por gentileza efetue os depósitos</text:p>
          </table:table-cell>
          <table:table-cell table:style-name="Default"/>
          <table:table-cell table:style-name="ce44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Default"/>
          <table:table-cell table:style-name="ce33"/>
          <table:table-cell table:style-name="ce37" table:number-columns-repeated="2"/>
          <table:table-cell table:style-name="ce44" office:value-type="string" calcext:value-type="string">
            <text:p>em nome de <text:span text:style-name="T1">MINISTER SERVIÇOS CONTÁBEIS</text:span><text:span text:style-name="T2">, </text:span>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>
          <table:table-cell table:style-name="ce29"/>
          <table:table-cell table:style-name="ce34"/>
          <table:table-cell table:style-name="ce37" table:number-columns-repeated="2"/>
          <table:table-cell table:style-name="ce44" office:value-type="string" calcext:value-type="string">
            <text:p>c/c 8034-9, agência 0825-7.</text:p>
          </table:table-cell>
          <table:table-cell table:style-name="Default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31979">
          <table:table-cell table:style-name="ce29"/>
          <table:table-cell table:style-name="ce34"/>
          <table:table-cell table:style-name="ce37" table:number-columns-repeated="2"/>
          <table:table-cell table:style-name="ce42"/>
          <table:table-cell table:style-name="ce37"/>
          <table:table-cell table:style-name="ce29"/>
          <table:table-cell table:style-name="ce37"/>
          <table:table-cell table:style-name="ce42"/>
          <table:table-cell table:style-name="ce50" table:number-columns-repeated="55"/>
        </table:table-row>
        <table:table-row table:style-name="ro3" table:number-rows-repeated="101657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8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18">
      <number:text>R$-""""""""""""""""""""""""""""""""</number:text>
      <style:map style:condition="value()&gt;0" style:apply-style-name="N118P0"/>
      <style:map style:condition="value()&lt;0" style:apply-style-name="N118P1"/>
    </number:number-style>
    <number:number-style style:name="N12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3P0" style:volatile="true">
      <number:text>R$""""""""""""""""""""""""""""""""""""""""""""""""""</number:text>
    </number:number-style>
    <number:number-style style:name="N123P1" style:volatile="true">
      <number:text>R$(""""""""""""""""""""""""""""""""""""""""""""""""""</number:text>
    </number:number-style>
    <number:number-style style:name="N123">
      <number:text>R$-""""""""""""""""""""""""""""""""""""""""""""""""""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6">
      <number:text>-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0">
      <number:minutes number:style="long"/>
      <number:text>:</number:text>
      <number:seconds number:style="long"/>
      <number:text>,</number:text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3">
      <number:text>R$-""""""""""""""""""""""""""""""""</number:text>
      <number:number number:decimal-places="0" number:min-decimal-places="0" number:min-integer-digits="0"/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5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8">
      <number:text>- 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number number:min-integer-digits="1"/>
    </number:number-style>
    <number:number-style style:name="N139P1" style:volatile="true">
      <number:number number:min-integer-digits="1"/>
    </number:number-style>
    <number:number-style style:name="N139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""""""""""""""""</number:text>
      <number:number number:decimal-places="0" number:min-decimal-places="0" number:min-integer-digits="1" number:grouping="true"/>
    </number:number-style>
    <number:number-style style:name="N14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R$""""""""""""""""</number:text>
      <number:number number:decimal-places="2" number:min-decimal-places="2" number:min-integer-digits="1" number:grouping="true"/>
    </number:number-style>
    <number:number-style style:name="N14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</number:text>
      <number:number number:decimal-places="2" number:min-decimal-places="2" number:min-integer-digits="1" number:grouping="true"/>
    </number:number-style>
    <number:number-style style:name="N14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5P0"/>
    </number:number-style>
    <number:number-style style:name="N147P0" style:volatile="true">
      <number:text>R$""""""""""""""""</number:text>
      <number:number number:decimal-places="0" number:min-decimal-places="0" number:min-integer-digits="1" number:grouping="true"/>
    </number:number-style>
    <number:number-style style:name="N14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47">
      <number:text>R$-""""""""""""""""</number:text>
      <style:map style:condition="value()&gt;0" style:apply-style-name="N147P0"/>
      <style:map style:condition="value()&lt;0" style:apply-style-name="N147P1"/>
    </number:number-style>
    <number:date-style style:name="N148">
      <number:day number:style="long"/>
      <number:text>.</number:text>
      <number:month number:style="long"/>
      <number:text>.</number:text>
      <number:year/>
    </number:date-style>
    <number:number-style style:name="N150P0" style:volatile="true">
      <number:text>R$""""""""""""""""</number:text>
      <number:number number:decimal-places="2" number:min-decimal-places="2" number:min-integer-digits="1" number:grouping="true"/>
    </number:number-style>
    <number:number-style style:name="N150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0">
      <number:text>R$-""""""""""""""""</number:text>
      <number:number number:decimal-places="0" number:min-decimal-places="0" number:min-integer-digits="0"/>
      <style:map style:condition="value()&gt;0" style:apply-style-name="N150P0"/>
      <style:map style:condition="value()&lt;0" style:apply-style-name="N150P1"/>
    </number:number-style>
    <number:number-style style:name="N152P0" style:volatile="true"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2">
      <number:text>-</number:text>
      <number:number number:decimal-places="0" number:min-decimal-places="0" number:min-integer-digits="0"/>
      <number:text> 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</number:text>
      <number:number number:decimal-places="0" number:min-decimal-places="0" number:min-integer-digits="0"/>
      <number:text>"</number:text>
    </number:number-style>
    <number:currency-style style:name="N15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54P0"/>
    </number:currency-style>
    <number:date-style style:name="N155">
      <number:day number:style="long"/>
      <number:text>. </number:text>
      <number:month number:textual="true"/>
    </number:date-style>
    <number:number-style style:name="N15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57">
      <number:text>(</number:text>
      <number:currency-symbol/>
      <number:text>\,)</number:text>
      <style:map style:condition="value()&gt;=0" style:apply-style-name="N157P0"/>
    </number:currency-style>
    <number:number-style style:name="N158P0" style:volatile="true">
      <number:text>R$""""""""""""""""""""""""""""""""""""""""""""""""""</number:text>
    </number:number-style>
    <number:number-style style:name="N158">
      <number:text>(R$""""""""""""""""""""""""""""""""""""""""""""""""""</number:text>
      <style:map style:condition="value()&gt;=0" style:apply-style-name="N158P0"/>
    </number:number-style>
    <number:number-style style:name="N159P0" style:volatile="true">
      <number:text>R$""""""""""""""""</number:text>
      <number:number number:decimal-places="0" number:min-decimal-places="0" number:min-integer-digits="1" number:grouping="true"/>
    </number:number-style>
    <number:number-style style:name="N15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""""""""""""""""""""""""""""""""""</number:text>
    </number:number-style>
    <number:number-style style:name="N160">
      <style:text-properties fo:color="#ff0000"/>
      <number:text>(R$""""""""""""""""""""""""""""""""""""""""""""""""""</number:text>
      <style:map style:condition="value()&gt;=0" style:apply-style-name="N160P0"/>
    </number:number-style>
    <number:number-style style:name="N161P0" style:volatile="true">
      <number:number number:decimal-places="0" number:min-decimal-places="0" number:min-integer-digits="1" number:grouping="true"/>
      <number:text> </number:text>
    </number:number-style>
    <number:number-style style:name="N161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  <number:text> </number:text>
    </number:number-style>
    <number:number-style style:name="N162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2P0"/>
    </number:number-style>
    <number:number-style style:name="N163P0" style:volatile="true">
      <number:number number:min-integer-digits="1"/>
    </number:number-style>
    <number:number-style style:name="N163P1" style:volatile="true">
      <number:number number:min-integer-digits="1"/>
    </number:number-style>
    <number:number-style style:name="N163">
      <number:text>- DM""""""""""""""""""""""""""""""""""""""""""""""""""</number:text>
      <style:map style:condition="value()&gt;0" style:apply-style-name="N163P0"/>
      <style:map style:condition="value()&lt;0" style:apply-style-name="N163P1"/>
    </number:number-style>
    <number:date-style style:name="N16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5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6">
      <number:hours/>
      <number:text>:</number:text>
      <number:minutes number:style="long"/>
      <number:text> </number:text>
      <number:am-pm/>
    </number:time-style>
    <number:date-style style:name="N167">
      <number:month number:textual="true"/>
      <number:text> </number:text>
      <number:year/>
    </number:date-style>
    <number:date-style style:name="N168">
      <number:month number:style="long"/>
      <number:text>/</number:text>
      <number:year number:style="long"/>
    </number:date-style>
    <number:date-style style:name="N169">
      <number:day number:style="long"/>
      <number:text>. </number:text>
      <number:month number:textual="true"/>
      <number:text> </number:text>
      <number:year/>
    </number:date-style>
    <number:number-style style:name="N171P0" style:volatile="true">
      <number:number number:decimal-places="2" number:min-decimal-places="2" number:min-integer-digits="1" number:grouping="true"/>
    </number:number-style>
    <number:number-style style:name="N17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1">
      <number:text>-</number:text>
      <number:number number:decimal-places="0" number:min-decimal-places="0" number:min-integer-digits="0"/>
      <style:map style:condition="value()&gt;0" style:apply-style-name="N171P0"/>
      <style:map style:condition="value()&lt;0" style:apply-style-name="N171P1"/>
    </number:number-style>
    <number:time-style style:name="N17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lbany" fo:font-size="10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24.464731196">00:00:00</text:time></text:span><text:span text:style-name="MT2"><text:s/></text:span></text:p>
        </style:region-center>
        <style:region-right>
          <text:p><text:span text:style-name="MT3">Feel Dance Com. Art. Dan. Es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eel Dance Com. Art. Dança e Esportes Ltda. - ME</text:span></text:p>
          <text:p><text:span text:style-name="MT5">Página </text:span><text:span text:style-name="MT5"><text:page-number>1</text:page-number></text:span><text:span text:style-name="MT5"><text:s/>de </text:span><text:span text:style-name="MT5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24.46760490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10-01T10:56:24.849161206</dc:date>
    <meta:print-date>2019-11-26T09:35:59.125000000</meta:print-date>
    <dc:language>pt-PT</dc:language>
    <meta:editing-cycles>479</meta:editing-cycles>
    <meta:editing-duration>PT14H18M5S</meta:editing-duration>
    <meta:document-statistic meta:table-count="1" meta:cell-count="110" meta:object-count="0"/>
    <meta:user-defined meta:name="Info 0"/>
    <meta:user-defined meta:name="Info 1"/>
    <meta:user-defined meta:name="Info 2"/>
    <meta:user-defined meta:name="Info 3"/>
  </office:meta>
</office:document-meta>
</file>